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E000000ED3126A635.png" manifest:media-type="image/png"/>
  <manifest:file-entry manifest:full-path="Pictures/10000001000002C2000001C01903A46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3.33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428cm" fo:min-width="4.598cm" loext:decorative="false"/>
    </style:style>
    <style:style style:name="P1" style:family="paragraph">
      <style:paragraph-properties fo:text-align="center"/>
      <style:text-properties fo:font-size="48pt" style:font-size-asian="48pt" style:font-size-complex="48pt"/>
    </style:style>
    <style:style style:name="P2" style:family="paragraph">
      <loext:graphic-properties draw:fill="none" draw:fill-color="#ffffff"/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9cm" svg:height="3.582cm" svg:x="1.356cm" svg:y="11.875cm">
          <draw:text-box>
            <text:p text:style-name="P1"><text:span text:style-name="T1">Trolley Simulator</text:span></text:p>
          </draw:text-box>
        </draw:frame>
        <draw:frame draw:style-name="gr2" draw:text-style-name="P3" draw:layer="layout" svg:width="18.679cm" svg:height="11.852cm" svg:x="1.63cm" svg:y="14.241cm">
          <draw:image xlink:href="Pictures/10000001000002C2000001C01903A46A.png" xlink:type="simple" xlink:show="embed" xlink:actuate="onLoad" draw:mime-type="image/png">
            <text:p/>
          </draw:image>
        </draw:frame>
        <draw:g draw:style-name="gr3">
          <draw:custom-shape draw:style-name="gr4" draw:text-style-name="P4" draw:layer="layout" svg:width="5.098cm" svg:height="3.678cm" svg:x="1.614cm" svg:y="14.26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905cm" svg:height="2.809cm" svg:x="2.21cm" svg:y="14.697cm">
            <draw:image xlink:href="Pictures/100000010000014E000000ED3126A635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21:29:24.903200360</meta:creation-date>
    <dc:date>2025-03-25T21:35:31.843130963</dc:date>
    <meta:editing-duration>PT6M8S</meta:editing-duration>
    <meta:editing-cycles>1</meta:editing-cycles>
    <meta:document-statistic meta:object-count="5"/>
    <meta:generator>LibreOffice/24.2.7.2$Linux_X86_64 LibreOffice_project/420$Build-2</meta:generator>
  </office:meta>
</office:document-meta>
</file>